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5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nt correctement.</text:p>
          </table:table-cell>
          <table:table-cell table:number-columns-repeated="5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age produit.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Un unique produit apparaît sur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 ou la page panier. Un message de confirmation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doit se mettre à jour.</text:p>
          </table:table-cell>
          <table:table-cell table:style-name="ce19" office:value-type="string" calcext:value-type="string">
            <text:p>Le Total article est à jou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59"/>
        </table:table-row>
        <table:table-row table:style-name="ro4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produits identiques mais de couleurs différentes</text:p>
            <text:p>apparaissent séparés dans la page.</text:p>
          </table:table-cell>
          <table:table-cell table:style-name="ce13" office:value-type="string" calcext:value-type="string">
            <text:p>L’utilisateur à ajouté des modèles de produit identiques</text:p>
            <text:p>mais avec des couleurs différentes.</text:p>
          </table:table-cell>
          <table:table-cell table:style-name="ce13" office:value-type="string" calcext:value-type="string">
            <text:p>Les produits sont affichés regroupés par modèles</text:p>
            <text:p>et par couleurs.</text:p>
          </table:table-cell>
          <table:table-cell table:style-name="ce19" office:value-type="string" calcext:value-type="string">
            <text:p>La page affiche bien les produits par modèle</text:p>
            <text:p>et les couleurs séparés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Si une ou plusieurs données sont erronées</text:p>
            <text:p>une <text:span text:style-name="T2">boite</text:span> d’alerte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Afficher le message « Veuillez corriger votre saisie »</text:p>
          </table:table-cell>
          <table:table-cell table:style-name="ce13" office:value-type="string" calcext:value-type="string">
            <text:p>Le message apparaît sous la zone de saisie.</text:p>
          </table:table-cell>
          <table:table-cell table:style-name="ce19" office:value-type="string" calcext:value-type="string">
            <text:p>Une fois la boîte d’alerte fermée, le ou les</text:p>
            <text:p>messages apparaissent sous les zones de saisi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e site bascule sur la page Confirmation.</text:p>
          </table:table-cell>
          <table:table-cell table:style-name="ce19" office:value-type="string" calcext:value-type="string">
            <text:p>La page Confirmation apparaît.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Le numéro de commande apparaît sur la page</text:p>
            <text:p>Confirmation.</text:p>
          </table:table-cell>
          <table:table-cell table:number-columns-repeated="59"/>
        </table:table-row>
        <table:table-row table:style-name="ro3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Le panier du Local store est effacé.</text:p>
          </table:table-cell>
          <table:table-cell table:style-name="ce13" office:value-type="string" calcext:value-type="string">
            <text:p>Supprimer du Local store le panier.</text:p>
          </table:table-cell>
          <table:table-cell table:style-name="ce13" office:value-type="string" calcext:value-type="string">
            <text:p>Le panier dans le local store est supprimé.</text:p>
          </table:table-cell>
          <table:table-cell table:style-name="ce19" office:value-type="string" calcext:value-type="string">
            <text:p>Le Local store est vide.</text:p>
          </table:table-cell>
          <table:table-cell table:number-columns-repeated="59"/>
        </table:table-row>
        <table:table-row table:style-name="ro5" table:number-rows-repeated="8">
          <table:table-cell table:number-columns-repeated="64"/>
        </table:table-row>
        <table:table-row table:style-name="ro6" table:number-rows-repeated="104855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4:56:11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12T15:18:12.143000000</dc:date>
    <meta:editing-duration>PT1H28M23S</meta:editing-duration>
    <meta:editing-cycles>20</meta:editing-cycles>
    <meta:generator>LibreOffice/6.4.2.2$Windows_X86_64 LibreOffice_project/4e471d8c02c9c90f512f7f9ead8875b57fcb1ec3</meta:generator>
    <meta:document-statistic meta:table-count="1" meta:cell-count="70" meta:object-count="0"/>
  </office:meta>
</office:document-meta>
</file>